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gativeCharacterClassNode._matches( char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gativeCharacterClassNode._clone( int pos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gativeCharacterClassNode.NegativeCharacterClassNode( int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